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675000000AC9C826BF95558024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text-align="center" style:justify-single-word="false"/>
    </style:style>
    <style:style style:name="P2" style:family="paragraph" style:parent-style-name="Standard">
      <style:text-properties style:font-name="Times New Roman" officeooo:rsid="001b8f78" officeooo:paragraph-rsid="001b8f78"/>
    </style:style>
    <style:style style:name="P3" style:family="paragraph" style:parent-style-name="Standard" style:list-style-name="L1">
      <style:text-properties style:font-name="Times New Roman" fo:font-size="12pt" officeooo:rsid="001b8f78" officeooo:paragraph-rsid="001b9708" style:font-size-asian="12pt" style:font-size-complex="12pt"/>
    </style:style>
    <style:style style:name="P4" style:family="paragraph" style:parent-style-name="Standard" style:list-style-name="L1">
      <style:text-properties style:font-name="Times New Roman" fo:font-size="12pt" officeooo:rsid="001b8f78" officeooo:paragraph-rsid="001d4e09" style:font-size-asian="12pt" style:font-size-complex="12pt"/>
    </style:style>
    <style:style style:name="P5" style:family="paragraph" style:parent-style-name="Standard" style:list-style-name="L1">
      <style:text-properties style:font-name="Times New Roman" fo:font-size="12pt" officeooo:rsid="001b8f78" officeooo:paragraph-rsid="001ff2b4" style:font-size-asian="12pt" style:font-size-complex="12pt"/>
    </style:style>
    <style:style style:name="T1" style:family="text">
      <style:text-properties style:text-position="super 58%"/>
    </style:style>
    <style:style style:name="T2" style:family="text">
      <style:text-properties style:text-position="super 58%" fo:font-weight="bold" style:font-weight-asian="bold" style:font-weight-complex="bold"/>
    </style:style>
    <style:style style:name="T3" style:family="text">
      <style:text-properties style:text-position="0% 100%"/>
    </style:style>
    <style:style style:name="T4" style:family="text">
      <style:text-properties style:font-name="sans-serif" fo:font-size="15pt"/>
    </style:style>
    <style:style style:name="T5" style:family="text">
      <style:text-properties style:font-name="sans-serif" fo:font-size="8.25pt"/>
    </style:style>
    <style:style style:name="T6" style:family="text">
      <style:text-properties fo:font-size="15pt"/>
    </style:style>
    <style:style style:name="T7" style:family="text">
      <style:text-properties fo:font-size="8.25pt"/>
    </style:style>
    <style:style style:name="T8" style:family="text">
      <style:text-properties officeooo:rsid="001b9708"/>
    </style:style>
    <style:style style:name="T9" style:family="text">
      <style:text-properties fo:font-weight="bold" style:font-weight-asian="bold" style:font-weight-complex="bold"/>
    </style:style>
    <style:style style:name="T10" style:family="text">
      <style:text-properties officeooo:rsid="001d4e09"/>
    </style:style>
    <style:style style:name="T11" style:family="text">
      <style:text-properties officeooo:rsid="001ff2b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1<text:span text:style-name="T1">r</text:span> DAM : Mòdul 15 – UF2 Llenguatges de guions de servidors</text:h>
      <text:h text:style-name="P1" text:outline-level="3">EXERCICIS <text:span text:style-name="T8">D’</text:span>INTRODUCCIÓ <text:span text:style-name="T8">A </text:span>PHP</text:h>
      <text:p text:style-name="P2"/>
      <text:list xml:id="list658321199" text:style-name="L1">
        <text:list-item>
          <text:p text:style-name="P3">Heu de crear un script que contingui una variable <text:span text:style-name="T9">$nom</text:span> a la que li assignarem un nom i una variable <text:span text:style-name="T9">$edat</text:span> a la que li assignarem una edat. El script ha d'imprimir per pantalla un missatge que mostri l'edat i el nom assignats a les variables anteriors. El missatge ha d'estar emfatitzat amb negreta i ha d'anar entre cometes dobles, per exemple,<text:span text:style-name="T9">“Hola et dius Pepito i tens 6 anys”</text:span>. Afegeix un comentari al costat o a sobre de l'assignació de les variables indicant qu<text:span text:style-name="T11">è</text:span> significa el valor que conté cadascuna d'elles.</text:p>
          <text:p text:style-name="P3"/>
        </text:list-item>
        <text:list-item>
          <text:p text:style-name="P5">La funció <text:span text:style-name="T9">var_dump($variable)</text:span> ens retorna informació sobre la variable passada com a paràmetre. Heu de crear un script en que s'assignin els següents valors, de manera consecutiva, a una variable anomenada <text:span text:style-name="T9">$temporal</text:span>. Els valors són: “Joan”, 3.14, false,3 i null. Mostreu informació de la variable mitjançant la funció <text:span text:style-name="T9">var_dump($variable) </text:span>després de cada assignació. Mostreu la informació de cada assignació en línies diferents. </text:p>
          <text:p text:style-name="P5">Quina informació ens retorna en concret la funció <text:span text:style-name="T9">var_dump($variable)</text:span>?.Mitjançant un comentari per a cada assignació indiqueu que ens retorna la funció <text:span text:style-name="T9">var_dump($variable)</text:span>. </text:p>
          <text:p text:style-name="P3"/>
        </text:list-item>
        <text:list-item>
          <text:p text:style-name="P3">Amplieu el script anterior mostrant mitjançant la funció <text:span text:style-name="T9">gettype()</text:span> quin tipus de valor se li ha assignat a la variable <text:span text:style-name="T9">$temporal</text:span> després de cada assignació. Mitjançant un comentari per a cada assignació indiqueu quin valor retorna <text:span text:style-name="T9">gettype()</text:span>.</text:p>
          <text:p text:style-name="P3"/>
        </text:list-item>
        <text:list-item>
          <text:p text:style-name="P3">Heu de crear un script que ens mostri per pantalla el valor de l'àrea d'un triangle a partir de dos valors: l'alçada i la base. La fórmula per calcular l'àrea d'un triangle és:<text:span text:style-name="T9">a=(b*h)/2</text:span> .</text:p>
          <text:p text:style-name="P3"/>
        </text:list-item>
        <text:list-item>
          <text:p text:style-name="P3">Heu de crear un script que converteixi els enters en floats i els floats en enters sense modificar el valor inicial i imprimeixi per pantalla el valor inicial i el resultat de la conversió.</text:p>
          <text:p text:style-name="P3"/>
        </text:list-item>
        <text:list-item>
          <text:p text:style-name="P3">Heu de crear un script que donat un valor inicial el vagi transformant en tots els tipus de dades possibles i imprimeixi per pantalla el resultat de tota la transformació. En aquest cas, si què s'ha de modificar el valor inicial.</text:p>
          <text:p text:style-name="P3"/>
        </text:list-item>
        <text:list-item>
          <text:p text:style-name="P3">Heu de crear un script que mostri per pantalla un missatge “Edat correct<text:span text:style-name="T10">a</text:span>” si el valor de la variable <text:span text:style-name="T9">$edat</text:span> està entre els 18 i 35 anys inclosos i sinó ha de mostrar el missatge “Edat incorrect<text:span text:style-name="T10">a</text:span>”. </text:p>
          <text:p text:style-name="P3"/>
        </text:list-item>
        <text:list-item>
          <text:p text:style-name="P3">Heu d'escriure un script que donat un nombre <text:span text:style-name="T9">N</text:span> major que 0 calculi la següent suma: <text:span text:style-name="T9">1+2+3+...+N</text:span>.</text:p>
          <text:p text:style-name="P3"/>
        </text:list-item>
        <text:list-item>
          <text:p text:style-name="P3">Heu d'escriure un script que donat un mes en número (1 per gener, 2 per febrer,...) i un any, indiqui el nombre de dies d'aquest mes. Recordeu que un any és de traspàs si es divisible per 4, excepte quan és divisible per 100, a no ser que sigui divisible per 400. Així, 1900 no va ser un any de traspàs, però l'any 2000 s<text:span text:style-name="T10">í</text:span> ho va ser.</text:p>
          <text:p text:style-name="P3"/>
        </text:list-item>
        <text:list-item>
          <text:p text:style-name="P3"><text:soft-page-break/>Heu d'escriure un script que donats dos nombres: <text:span text:style-name="T9">a</text:span> de tipus real i <text:span text:style-name="T9">b</text:span> de tipus enter,calculi <text:span text:style-name="T9">a</text:span><text:span text:style-name="T2">b</text:span>.</text:p>
          <text:p text:style-name="P3"/>
        </text:list-item>
        <text:list-item>
          <text:p text:style-name="P4">Heu d'escriure un script que mostri per pantalla la llista dels primers 100 nombres primers.</text:p>
          <text:p text:style-name="P3"/>
        </text:list-item>
        <text:list-item>
          <text:p text:style-name="P3">Heu de crear un script que doni la volta (comen<text:span text:style-name="T10">çant</text:span> pel final) a una cadena de caràcters.</text:p>
          <text:p text:style-name="P3"/>
        </text:list-item>
        <text:list-item>
          <text:p text:style-name="P3">Heu de crear un script que retorni el nombre de vocals que té per després substituir-les per “X”.</text:p>
          <text:p text:style-name="P3"/>
        </text:list-item>
        <text:list-item>
          <text:p text:style-name="P3">Heu de crear un script que indiqui si dues paraules rimen o no. Si coincideixen les tres últimes lletres s'ha de mostrar un missatge que digui que rimen molt, si només coincideixen les dos últimes lletres s'ha de mostrar un missatge que digui que rimen un poc i sinó s'ha de mostrar un missatge que no rimen. </text:p>
          <text:p text:style-name="P3"/>
        </text:list-item>
        <text:list-item>
          <text:p text:style-name="P3">Heu de crear un script que generi un vector que contingui els números de l'1 al 10 i un altre vector amb els números de l'11 al 20. Ha de retornar un tercer vector amb la suma dels dos primers vectors.</text:p>
          <text:p text:style-name="P3"/>
        </text:list-item>
        <text:list-item>
          <text:p text:style-name="P3">Heu de crear un script que a partir d'un vector de 10 enters (positius o negatius) ens digui quants números són primers i quins són. Els nombres primers s'han de guardar en un vector, on els índexs siguin iguals als valors corresponents.</text:p>
          <text:p text:style-name="P3"/>
        </text:list-item>
        <text:list-item>
          <text:p text:style-name="P3">Heu de crear un script per a calcular la nota mitja trimestral d'un alumne. Per calcular-la, heu de tenir en compte que les notes del trimestre es guarden en un vector.</text:p>
          <text:p text:style-name="P3"/>
        </text:list-item>
        <text:list-item>
          <text:p text:style-name="P3">Heu de crear una aplicació web que sol·liciti que s'ingressi per teclat el nom d'una persona i disposar tres controls de tipus radio que ens permetin seleccionar si la persona:</text:p>
          <text:list>
            <text:list-header>
              <text:p text:style-name="P3">1) no té estudis.</text:p>
              <text:p text:style-name="P3">2) estudis primaris.</text:p>
              <text:p text:style-name="P3">3) estudis secundaris.</text:p>
            </text:list-header>
          </text:list>
          <text:p text:style-name="P3">L'aplicació ha de mostrar en la mateixa pàgina del formulari el nom de la persona i un missatge indicant el tipus d'estudis que posseeix.</text:p>
          <text:p text:style-name="P3"/>
        </text:list-item>
        <text:list-item>
          <text:p text:style-name="P3">Heu de crear una aplicació web que sol·liciti la el nom d'una persona i que permeti seleccionar una sèrie d'esports (futbol, basquet, tennis, volei).L'aplicació ha de mostrar en la mateixa pàgina del formulari el nom de la persona i els esports que ha seleccionat.</text:p>
          <text:p text:style-name="P3"/>
        </text:list-item>
        <text:list-item>
          <text:p text:style-name="P3">Heu de crear una aplicació web que sol·liciti el nom d'una persona i un input select que permeti la selecció dels ingressos anuals de la persona: 1-1000, 1001-3000, &gt;3000. En la pàgina on s'introdueixen les dades s'ha de mostrar un missatge si ha de pagar impostos segons els guanys (si supera 3000), sinó mostrar un missatge de que no ha de pagar impostos.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raw:frame draw:style-name="Mfr1" draw:name="Imagen1" text:anchor-type="char" svg:width="17cm" svg:height="1.767cm" draw:z-index="1"><draw:image xlink:href="Pictures/1000020100000675000000AC9C826BF955580249.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5T12:15:10.589000000</meta:creation-date>
    <dc:date>2021-05-05T14:40:10.991000000</dc:date>
    <meta:editing-duration>PT13M46S</meta:editing-duration>
    <meta:editing-cycles>4</meta:editing-cycles>
    <meta:generator>LibreOffice/7.1.1.2$Windows_X86_64 LibreOffice_project/fe0b08f4af1bacafe4c7ecc87ce55bb426164676</meta:generator>
    <meta:document-statistic meta:table-count="0" meta:image-count="1" meta:object-count="0" meta:page-count="2" meta:paragraph-count="27" meta:word-count="888" meta:character-count="5008" meta:non-whitespace-character-count="4161"/>
  </office:meta>
</office:document-meta>
</file>